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5" style:family="paragraph">
      <style:text-properties fo:font-size="30pt" fo:color="#FF0000"/>
    </style:style>
    <style:style style:name="T3" style:family="text">
      <style:text-properties fo:font-size="14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h text:style-name="T5" text:outline-level="1"><text:bookmark-start text:name="__RefHeading__1"/>Header<text:bookmark-end text:name="__RefHeading__1"/></text:h>
      <text:p text:style-name="P1"><text:span text:style-name="T3">Some text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style:page-layout style:name="PgS1">
      <style:page-layout-properties fo:page-width="21cm" fo:page-height="29.7cm" style:writing-mode="lr-tb" style:print-orientation="none" fo:margin-top="2cm" fo:margin-bottom="2cm" fo:margin-left="2cm" fo:margin-right="2cm">
        <style:header-style>
          <style:header-footer-properties fo:min-height="0.5cm" fo:margin-left="0cm" fo:margin-right="0cm" fo:margin-bottom="0.5cm"/>
        </style:header-style>
        <style:footer-style>
          <style:header-footer-properties fo:min-height="0.5cm" fo:margin-left="0cm" fo:margin-right="0cm" fo:margin-top="0.5cm"/>
        </style:footer-style>
      </style:page-layout-properties>
    </style:page-layout>
  </office:automatic-styles>
  <office:master-styles>
    <style:master-page style:name="Standard" style:page-layout-name="PgS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25T19:34:17Z</meta:creation-date>
    <dc:date>2025-04-25T19:34:17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